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cc86" officeooo:paragraph-rsid="0010cc86"/>
    </style:style>
    <style:style style:name="P2" style:family="paragraph" style:parent-style-name="Standard">
      <style:paragraph-properties fo:text-align="justify" style:justify-single-word="false"/>
      <style:text-properties officeooo:rsid="0010cc86" officeooo:paragraph-rsid="0010cc86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0cc86" officeooo:paragraph-rsid="0010cc8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21443" officeooo:paragraph-rsid="0010cc8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21443" officeooo:paragraph-rsid="0012144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o 5</text:p>
      <text:p text:style-name="P2"/>
      <text:p text:style-name="P2"/>
      <text:p text:style-name="P2">Aluno: Leandro de Souto Lima – 116211245</text:p>
      <text:p text:style-name="P2"/>
      <text:p text:style-name="P2"><text:span text:style-name="T1">QUESTAO 1</text:span></text:p>
      <text:p text:style-name="P2">n=25</text:p>
      <text:p text:style-name="P2">a &lt;- 1:1000;</text:p>
      <text:p text:style-name="P2">for (i in 1:1000){</text:p>
      <text:p text:style-name="P2"><text:s text:c="2"/>x&lt;- mean(rnorm(n,10,2))</text:p>
      <text:p text:style-name="P2"><text:s text:c="2"/>a[i]&lt;- x</text:p>
      <text:p text:style-name="P2">}</text:p>
      <text:p text:style-name="P2">s = sd(a)</text:p>
      <text:p text:style-name="P2">ep = 2/sqrt(n)</text:p>
      <text:p text:style-name="P2"># o desvio padrao (s) estar proximoo da erro padrao(ep) </text:p>
      <text:p text:style-name="P3"/>
      <text:p text:style-name="P3">QUESTAO 2</text:p>
      <text:p text:style-name="P2">cont =0</text:p>
      <text:p text:style-name="P2">n=25</text:p>
      <text:p text:style-name="P2">a &lt;- 1:1000;</text:p>
      <text:p text:style-name="P2">for (i in 1:1000){</text:p>
      <text:p text:style-name="P2"><text:s text:c="2"/>x&lt;- rnorm(n,10,2)</text:p>
      <text:p text:style-name="P2"><text:s text:c="2"/>a[i]&lt;- mean(x)</text:p>
      <text:p text:style-name="P2"><text:s text:c="2"/>ic &lt;- a[i] + qt(c(0.025,0.975), df = 24) * sd(x)/sqrt(n)</text:p>
      <text:p text:style-name="P2"><text:s text:c="2"/>if(ic[1]&lt;= 10 &amp;&amp; ic[2] &gt;= 10){</text:p>
      <text:p text:style-name="P2"><text:s text:c="4"/>cont &lt;- cont +1</text:p>
      <text:p text:style-name="P2"><text:s text:c="2"/>}</text:p>
      <text:p text:style-name="P2">}</text:p>
      <text:p text:style-name="P2">proporcao = cont/1000</text:p>
      <text:p text:style-name="P2">print(proporcao)</text:p>
      <text:p text:style-name="P2"/>
      <text:p text:style-name="P2">#proporçao estar correta por estar proximo da nivel teorico</text:p>
      <text:p text:style-name="P2"/>
      <text:p text:style-name="P3">QUESTAO 3</text:p>
      <text:p text:style-name="P2">cont =0</text:p>
      <text:p text:style-name="P2">n=100</text:p>
      <text:p text:style-name="P2">a &lt;- 1:1000;</text:p>
      <text:p text:style-name="P2">for (i in 1:1000){</text:p>
      <text:p text:style-name="P2"><text:s text:c="2"/>x&lt;- rbern(n,0.3)</text:p>
      <text:p text:style-name="P2"><text:s text:c="2"/>a[i]&lt;- mean(x)</text:p>
      <text:p text:style-name="P2"><text:s text:c="2"/>ic &lt;- a[i] + qt(c(0.025,0.975), df = 99) * sd(x)/sqrt(n)</text:p>
      <text:p text:style-name="P2"><text:s text:c="2"/>if(ic[1]&lt;= 0.3 &amp;&amp; ic[2] &gt;= 0.3){</text:p>
      <text:p text:style-name="P2"><text:s text:c="4"/>cont &lt;- cont +1</text:p>
      <text:p text:style-name="P2"><text:s text:c="2"/>}</text:p>
      <text:p text:style-name="P2">}</text:p>
      <text:p text:style-name="P2">proporcao = cont/1000</text:p>
      <text:p text:style-name="P2">print(proporcao)</text:p>
      <text:p text:style-name="P2">#proporçao estar proxima de 95%</text:p>
      <text:p text:style-name="P2"/>
      <text:p text:style-name="P2"/>
      <text:p text:style-name="P2"/>
      <text:p text:style-name="P2"/>
      <text:p text:style-name="P3"><text:soft-page-break/>QUESTAO 4</text:p>
      <text:p text:style-name="P4"/>
      <text:p text:style-name="P5">i = function(a,p){</text:p>
      <text:p text:style-name="P5"><text:s text:c="2"/>n = length(a)</text:p>
      <text:p text:style-name="P5"><text:s text:c="2"/>media = mean(a)</text:p>
      <text:p text:style-name="P5"><text:s text:c="2"/>vari = sd(a)</text:p>
      <text:p text:style-name="P5"><text:s text:c="2"/>lim_inferior &lt;- (1 - p)/2 </text:p>
      <text:p text:style-name="P5"><text:s text:c="2"/>lim_superior &lt;- <text:s/>1 - lim_inferior</text:p>
      <text:p text:style-name="P5"><text:s text:c="2"/>ic &lt;- media + qt(c(lim_inferior,lim_superior), df = n- 1) * vari/sqrt(n)</text:p>
      <text:p text:style-name="P5"><text:s text:c="2"/>return(ic)</text:p>
      <text:p text:style-name="P5">}</text:p>
      <text:p text:style-name="P5"/>
      <text:p text:style-name="P5">valores1 &lt;- c(9.5,10.8, 9.3, 10.7, 10.9, 10.5, 10.7, 9.0, 11.0, 8.4)</text:p>
      <text:p text:style-name="P5">valores2 &lt;- c(10.9,9.8,11.4,10.6,9.2,9.7,8.3,10.8,9.8,9.0)</text:p>
      <text:p text:style-name="P5">porcentagem &lt;- 0.95</text:p>
      <text:p text:style-name="P5">exemplo1 &lt;- i(valores1,porcentagem)</text:p>
      <text:p text:style-name="P5">exemplo2 &lt;- i(valores2,porcentage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5:48:32.135715423</meta:creation-date>
    <dc:date>2018-06-06T16:02:43.082843564</dc:date>
    <meta:editing-duration>PT32S</meta:editing-duration>
    <meta:editing-cycles>1</meta:editing-cycles>
    <meta:document-statistic meta:table-count="0" meta:image-count="0" meta:object-count="0" meta:page-count="2" meta:paragraph-count="57" meta:word-count="197" meta:character-count="1208" meta:non-whitespace-character-count="1018"/>
    <meta:generator>LibreOffice/5.1.6.2$Linux_X86_64 LibreOffice_project/10m0$Build-2</meta:generator>
  </office:meta>
</office:document-meta>
</file>